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c89" officeooo:paragraph-rsid="001c0c89"/>
    </style:style>
    <style:style style:name="P2" style:family="paragraph" style:parent-style-name="Standard">
      <style:text-properties fo:font-size="21pt" officeooo:rsid="001c0c89" officeooo:paragraph-rsid="001c0c89" style:font-size-asian="21pt" style:font-size-complex="21pt"/>
    </style:style>
    <style:style style:name="T1" style:family="text">
      <style:text-properties officeooo:rsid="001ca9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Chat gpt demande 1</text:p>
      <text:p text:style-name="P1"/>
      <text:p text:style-name="P2">je veux créer un site web en html de vente de stylo feuille agenda crayon.</text:p>
      <text:p text:style-name="P2"/>
      <text:p text:style-name="P2">→ il nous a sorti le code basique en HTML CSS pour un site web. Avec l’entête du site, le corps et le pieds.</text:p>
      <text:p text:style-name="P1"/>
      <text:p text:style-name="P1"/>
      <text:p text:style-name="P2"><text:tab/><text:tab/><text:tab/><text:tab/>Chat gpt demande 2</text:p>
      <text:p text:style-name="P2"/>
      <text:p text:style-name="P2">j'aimerai ajouter des photos dans cette balise : &lt;section id="stylos, feutres"&gt; &lt;h2&gt;Stylos&lt;/h2&gt; &lt;!-- Détails des produits --&gt; &lt;/section&gt;</text:p>
      <text:p text:style-name="P2"/>
      <text:p text:style-name="P2">→il nous a donné le code pour ajouter des photos.</text:p>
      <text:p text:style-name="P2">→ ce qui nous a permis de faire notre bibliothèque de produits.</text:p>
      <text:p text:style-name="P2"/>
      <text:p text:style-name="P2"><text:tab/><text:tab/><text:tab/><text:tab/>Chat gpt demande 3</text:p>
      <text:p text:style-name="P2">peux tu me faire un bandeau déroulant pour annoncer des promos car il y a les soldes</text:p>
      <text:p text:style-name="P2"/>
      <text:p text:style-name="P2">→ il nous a donné de quoi faire le bandeau (ajout du code en html et CSS )</text:p>
      <text:p text:style-name="P2"/>
      <text:p text:style-name="P2"><text:tab/><text:tab/><text:tab/><text:tab/>Chat gpt demande 4</text:p>
      <text:p text:style-name="P2"/>
      <text:p text:style-name="P2">peux tu me dire comment réduire le temps de déroulement.</text:p>
      <text:p text:style-name="P2"><text:soft-page-break/>→ Il nous donne l’attribut ( animation : « fonction » temps en seconde linear infinite ;)qui correspond au temps de déroulement du texte.</text:p>
      <text:p text:style-name="P2"><text:tab/><text:tab/><text:tab/><text:tab/>Chat gpt demande 5</text:p>
      <text:p text:style-name="P2"/>
      <text:p text:style-name="P2">pour revenir aux images des produits, peux tu me donner le code CSS pour mettre les images à la suite dans des carrés avec une belle bordure </text:p>
      <text:p text:style-name="P2"/>
      <text:p text:style-name="P2">→ </text:p>
      <text:p text:style-name="P2"/>
      <text:p text:style-name="P2"><text:tab/><text:tab/><text:tab/><text:tab/>Chat gpt demande 6</text:p>
      <text:p text:style-name="P2"/>
      <text:p text:style-name="P2">comment diminiuer la hauteur du bandeau pub ?</text:p>
      <text:p text:style-name="P2">→ Il nous donne l’attribut (padding : <text:span text:style-name="T1">l</text:span>em 0;) qui correspond a la taille du bandeau. </text:p>
      <text:p text:style-name="P2"/>
      <text:p text:style-name="P2"><text:tab/><text:tab/><text:tab/><text:tab/>Chat gpt demande 7</text:p>
      <text:p text:style-name="P2"/>
      <text:p text:style-name="P2">comment mettre le texte du bandeau pub en gras ?</text:p>
      <text:p text:style-name="P2"/>
      <text:p text:style-name="P2">→ <text:span text:style-name="T1">savoir comment écrire en gras (font-weight : bold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5:45:30.517311652</meta:creation-date>
    <dc:date>2024-06-28T16:34:47.170811690</dc:date>
    <meta:editing-duration>PT28M46S</meta:editing-duration>
    <meta:editing-cycles>1</meta:editing-cycles>
    <meta:document-statistic meta:table-count="0" meta:image-count="0" meta:object-count="0" meta:page-count="2" meta:paragraph-count="22" meta:word-count="248" meta:character-count="1308" meta:non-whitespace-character-count="1052"/>
    <meta:generator>LibreOffice/7.3.7.2$Linux_X86_64 LibreOffice_project/30$Build-2</meta:generator>
  </office:meta>
</office:document-meta>
</file>